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21:46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21:46:38.92</dc:date>
    <meta:editing-duration>PT9H22M31S</meta:editing-duration>
    <meta:editing-cycles>53</meta:editing-cycles>
    <meta:generator>OpenOffice/4.1.7$Win32 OpenOffice.org_project/417m1$Build-9800</meta:generator>
    <meta:document-statistic meta:table-count="3" meta:cell-count="339" meta:object-count="0"/>
  </office:meta>
</office:document-meta>
</file>